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70400000116984BD6B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2" style:family="graphic" style:parent-style-name="standard">
      <style:graphic-properties draw:stroke="none" draw:fill="none" draw:fill-color="#ffffff" draw:auto-grow-width="true" fo:min-height="0.935cm" fo:min-width="6.046cm"/>
    </style:style>
    <style:style style:name="gr3" style:family="graphic" style:parent-style-name="standard">
      <style:graphic-properties draw:stroke="none" draw:fill="none" draw:fill-color="#ffffff" draw:auto-grow-width="true" fo:min-height="0.935cm" fo:min-width="20.8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5cm" fo:min-width="17.5cm"/>
    </style:style>
    <style:style style:name="pr1" style:family="presentation" style:parent-style-name="templ1-title">
      <style:graphic-properties draw:auto-grow-height="true" fo:min-height="3.505cm"/>
    </style:style>
    <style:style style:name="pr2" style:family="presentation" style:parent-style-name="templ1-subtitle">
      <style:graphic-properties draw:fill-color="#ffffff" draw:auto-grow-height="true" fo:min-height="12.18cm"/>
    </style:style>
    <style:style style:name="pr3" style:family="presentation" style:parent-style-name="templ1-notes">
      <style:graphic-properties draw:fill-color="#ffffff" draw:auto-grow-height="true" fo:min-height="13.364cm"/>
    </style:style>
    <style:style style:name="pr4" style:family="presentation" style:parent-style-name="templ1-title">
      <style:graphic-properties draw:stroke="none" draw:fill="none" fo:min-height="1.86cm"/>
    </style:style>
    <style:style style:name="pr5" style:family="presentation" style:parent-style-name="templ1-outline1" style:list-style-name="L4">
      <style:graphic-properties fo:min-height="11.93cm"/>
    </style:style>
    <style:style style:name="pr6" style:family="presentation" style:parent-style-name="templ1-outline1">
      <style:graphic-properties fo:min-height="11.93cm"/>
    </style:style>
    <style:style style:name="pr7" style:family="presentation" style:parent-style-name="templ1-subtitle" style:list-style-name="L4">
      <style:graphic-properties draw:fill-color="#ffffff" draw:auto-grow-height="true" fo:min-height="12.18cm"/>
    </style:style>
    <style:style style:name="pr8" style:family="presentation" style:parent-style-name="templ1-outline1" style:list-style-name="L6">
      <style:graphic-properties fo:min-height="11.93cm"/>
    </style:style>
    <style:style style:name="pr9" style:family="presentation" style:parent-style-name="templ1-outline1" style:list-style-name="L4">
      <style:graphic-properties fo:min-height="11.93cm"/>
    </style:style>
    <style:style style:name="P1" style:family="paragraph">
      <style:text-properties style:use-window-font-color="true"/>
    </style:style>
    <style:style style:name="P2" style:family="paragraph">
      <style:paragraph-properties fo:text-align="end"/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text-properties fo:font-family="'Times New Roman'" style:font-family-generic="roman" style:font-pitch="variable" fo:font-size="18pt"/>
    </style:style>
    <style:style style:name="P5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size="28.1000003814697pt"/>
    </style:style>
    <style:style style:name="P7" style:family="paragraph">
      <style:text-properties fo:font-size="47.5999984741211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text-properties fo:font-family="'Times New Roman'" style:font-family-generic="roman" style:font-pitch="variable"/>
    </style:style>
    <style:style style:name="T1" style:family="text">
      <style:text-properties style:use-window-font-color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8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templ1" presentation:presentation-page-layout-name="AL1T0">
        <draw:frame presentation:style-name="pr1" draw:text-style-name="P1" draw:layer="layout" svg:width="19.763cm" svg:height="3.505cm" svg:x="4.837cm" svg:y="4.495cm" presentation:class="title" presentation:user-transformed="true">
          <draw:text-box>
            <text:p><text:span text:style-name="T1">Dokončení projektu Migdb</text:span></text:p>
          </draw:text-box>
        </draw:frame>
        <draw:frame presentation:style-name="pr2" draw:layer="layout" svg:width="24.639cm" svg:height="12.18cm" svg:x="1.4cm" svg:y="4.913cm" presentation:class="subtitle">
          <draw:text-box>
            <text:p><text:span text:style-name="T2">Bc. Martin Lukeš</text:span></text:p>
            <text:p/>
            <text:p>2015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layer="layout" svg:width="6.546cm" svg:height="2.384cm" svg:x="21.2cm" svg:y="18.6cm">
          <draw:text-box>
            <text:p>ČVUT FEL</text:p>
            <text:p>Katedra Počítačů </text:p>
            <text:p><text:page-number>&lt;number&gt;</text:page-number>/<text:page-count>8</text:page-count></text:p>
          </draw:text-box>
        </draw:frame>
        <draw:frame draw:style-name="gr3" draw:layer="layout" svg:width="21.353cm" svg:height="2.384cm" svg:x="0.4cm" svg:y="18.4cm">
          <draw:text-box>
            <text:p>Dokončení projektu Migdb</text:p>
            <text:p>Bc. Martin Lukeš</text:p>
            <text:p>17.1.2015</text:p>
          </draw:text-box>
        </draw:frame>
        <presentation:notes draw:style-name="dp2">
          <draw:page-thumbnail draw:style-name="gr4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1" presentation:presentation-page-layout-name="AL1T0"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Martin Lukeš</text:span></text:p>
            <text:p text:style-name="P4"><text:span text:style-name="T5">17.1.2015</text:span></text:p>
          </draw:text-box>
        </draw:frame>
        <draw:frame presentation:style-name="pr4" draw:layer="layout" svg:width="10.234cm" svg:height="1.86cm" svg:x="1.4cm" svg:y="1.34cm">
          <draw:text-box>
            <text:p><text:span text:style-name="T6">Projekt Migdb</text:span></text:p>
          </draw:text-box>
        </draw:frame>
        <draw:frame presentation:style-name="pr5" draw:text-style-name="P5" draw:layer="layout" svg:width="21.481cm" svg:height="12.18cm" svg:x="2.6cm" svg:y="5.62cm" presentation:class="outline" presentation:user-transformed="true">
          <draw:text-box>
            <text:list text:style-name="L4">
              <text:list-item>
                <text:p text:style-name="P5"><text:span text:style-name="T7"><text:s/></text:span><text:span text:style-name="T7">Zabývá se transformací změn aplikačního modelu na změny modelu databázového (SQL)</text:span></text:p>
              </text:list-item>
              <text:list-item>
                <text:p text:style-name="P5"><text:span text:style-name="T7"><text:s/></text:span><text:span text:style-name="T7">Využito paradigma MDA</text:span></text:p>
              </text:list-item>
              <text:list-item>
                <text:p text:style-name="P5"><text:span text:style-name="T7"><text:s/></text:span><text:span text:style-name="T7">Vznikl v roce 2011 - Spolupráce akademické sféry s komerční</text:span></text:p>
              </text:list-item>
              <text:list-item>
                <text:p text:style-name="P5"><text:span text:style-name="T7"><text:s/></text:span><text:span text:style-name="T7">2012 prezentován v Cambridge na konferenci Code Generation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1" presentation:presentation-page-layout-name="AL1T0"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Bc. Martin Lukeš</text:span></text:p>
            <text:p text:style-name="P4"><text:span text:style-name="T5">17.1.2015</text:span></text:p>
          </draw:text-box>
        </draw:frame>
        <draw:frame presentation:style-name="pr4" draw:text-style-name="P7" draw:layer="layout" svg:width="19.2cm" svg:height="1.86cm" svg:x="1.4cm" svg:y="1.34cm">
          <draw:text-box>
            <text:p><text:span text:style-name="T6">Cíle diplomové práce</text:span></text:p>
          </draw:text-box>
        </draw:frame>
        <draw:frame presentation:style-name="pr6" draw:layer="layout" svg:width="21.481cm" svg:height="12.18cm" svg:x="1.6cm" svg:y="6.6cm" presentation:class="outline" presentation:user-transformed="true">
          <draw:text-box>
            <text:list text:style-name="L5">
              <text:list-item>
                <text:p>Dokončení projektu Migdb </text:p>
              </text:list-item>
              <text:list-item>
                <text:p>Prozkoumání tématu Rozpoznávání operací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1" presentation:presentation-page-layout-name="AL1T0">
        <draw:frame presentation:style-name="pr7" draw:text-style-name="P9" draw:layer="layout" svg:width="24.639cm" svg:height="12.18cm" svg:x="0.961cm" svg:y="5.2cm" presentation:class="subtitle" presentation:user-transformed="true">
          <draw:text-box>
            <text:list text:style-name="L4">
              <text:list-item>
                <text:p text:style-name="P8"><text:s/>Aplikační metamodel = Třídy, Property, … + změny aplikačního modelu (aplikační operace)</text:p>
              </text:list-item>
              <text:list-item>
                <text:p text:style-name="P8"><text:s/>Databázový metamodel = Tabulky, sloupce, … + změny databázového modelu (Db operace) </text:p>
              </text:list-item>
              <text:list-item>
                <text:p text:style-name="P8"><text:s/>Modul Aplikační Evoluce</text:p>
              </text:list-item>
              <text:list-item>
                <text:p text:style-name="P8"><text:s/>Modul Databázové Evoluce</text:p>
              </text:list-item>
              <text:list-item>
                <text:p text:style-name="P8"><text:s/>Modul Objektově Relačního Mapování (ORM)</text:p>
              </text:list-item>
              <text:list-item>
                <text:p text:style-name="P8"><text:s/>Modul ORM operací</text:p>
              </text:list-item>
              <text:list-item>
                <text:p text:style-name="P8"><text:s/>Generátory kódu</text:p>
              </text:list-item>
            </text:list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Bc. Martin Lukeš</text:span></text:p>
            <text:p text:style-name="P4"><text:span text:style-name="T5">17.1.2015</text:span></text:p>
          </draw:text-box>
        </draw:frame>
        <draw:frame presentation:style-name="pr4" draw:text-style-name="P7" draw:layer="layout" svg:width="10.234cm" svg:height="3.717cm" svg:x="1.4cm" svg:y="0.412cm">
          <draw:text-box>
            <text:p text:style-name="P7"><text:span text:style-name="T6">Framework Migdb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1" presentation:presentation-page-layout-name="AL1T0"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Bc. Martin Lukeš</text:span></text:p>
            <text:p text:style-name="P4"><text:span text:style-name="T5">17.1.2015</text:span></text:p>
          </draw:text-box>
        </draw:frame>
        <draw:frame presentation:style-name="pr4" draw:text-style-name="P7" draw:layer="layout" svg:width="19.2cm" svg:height="1.86cm" svg:x="1.4cm" svg:y="1.34cm">
          <draw:text-box>
            <text:p><text:span text:style-name="T6">Dokončení projektu - úkoly</text:span></text:p>
          </draw:text-box>
        </draw:frame>
        <draw:frame presentation:style-name="pr8" draw:layer="layout" svg:width="21.481cm" svg:height="12.18cm" svg:x="1.6cm" svg:y="6.6cm" presentation:class="outline" presentation:user-transformed="true">
          <draw:text-box>
            <text:list text:style-name="L6">
              <text:list-item>
                <text:p><text:span text:style-name="T6">Úprava metamodelů</text:span></text:p>
              </text:list-item>
              <text:list-item>
                <text:p><text:span text:style-name="T6">Implementace transformaci ORM operací</text:span></text:p>
              </text:list-item>
              <text:list-item>
                <text:p><text:span text:style-name="T6">Testování </text:span></text:p>
              </text:list-item>
              <text:list-item>
                <text:p><text:span text:style-name="T6">Úprava generátorů kód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1" presentation:presentation-page-layout-name="AL1T0"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Martin Lukeš</text:span></text:p>
            <text:p text:style-name="P4"><text:span text:style-name="T5">17.1.2015</text:span></text:p>
          </draw:text-box>
        </draw:frame>
        <draw:frame presentation:style-name="pr4" draw:text-style-name="P7" draw:layer="layout" svg:width="19.8cm" svg:height="1.86cm" svg:x="1cm" svg:y="1.34cm">
          <draw:text-box>
            <text:p text:style-name="P7"><text:span text:style-name="T6">Rozpoznávání operací - úvod</text:span></text:p>
          </draw:text-box>
        </draw:frame>
        <draw:frame presentation:style-name="pr9" draw:text-style-name="P5" draw:layer="layout" svg:width="21.481cm" svg:height="8.4cm" svg:x="1.4cm" svg:y="5.2cm" presentation:class="outline" presentation:user-transformed="true">
          <draw:text-box>
            <text:list text:style-name="L4">
              <text:list-item>
                <text:p text:style-name="P5"><text:span text:style-name="T7"><text:s/></text:span><text:span text:style-name="T7">Mějmě zdrojový aplikační model S a cílový </text:span><text:span text:style-name="T7"><text:tab/></text:span><text:span text:style-name="T7">aplikační model T</text:span></text:p>
              </text:list-item>
              <text:list-item>
                <text:p text:style-name="P5"><text:span text:style-name="T7"><text:s/></text:span><text:span text:style-name="T7">Hledáme sekvenci operací Operations, jejíž aplikace transformuje model S na model T</text:span></text:p>
              </text:list-item>
              <text:list-item>
                <text:p text:style-name="P5"><text:span text:style-name="T7"><text:s/></text:span><text:span text:style-name="T7">Automatizace tohoto proces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1" presentation:presentation-page-layout-name="AL2T1">
        <draw:frame presentation:style-name="pr1" draw:text-style-name="P10" draw:layer="layout" svg:width="19.763cm" svg:height="3.505cm" svg:x="1.4cm" svg:y="0.837cm" presentation:class="title" presentation:user-transformed="true">
          <draw:text-box>
            <text:p><text:span text:style-name="T8">Rozpoznávání - úkoly</text:span></text:p>
          </draw:text-box>
        </draw:frame>
        <draw:frame presentation:style-name="pr6" draw:text-style-name="P10" draw:layer="layout" svg:width="24.639cm" svg:height="13.887cm" svg:x="1.4cm" svg:y="4.913cm" presentation:class="outline" presentation:user-transformed="true">
          <draw:text-box>
            <text:list text:style-name="L5">
              <text:list-item>
                <text:p><text:span text:style-name="T8">Rešerše</text:span></text:p>
              </text:list-item>
              <text:list-item>
                <text:p><text:span text:style-name="T6">Popis, implementace a otestování 2 různých algoritmů</text:span></text:p>
              </text:list-item>
              <text:list-item>
                <text:p><text:span text:style-name="T8">Textová reprezentace modelů a rozdílu mezi modely</text:span></text:p>
              </text:list-item>
              <text:list-item>
                <text:p><text:span text:style-name="T8">Definice energie modelu a vzdálenosti dvou modelů</text:span></text:p>
              </text:list-item>
              <text:list-item>
                <text:p><text:span text:style-name="T8">Definice Diff meta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1" presentation:presentation-page-layout-name="AL1T0"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1" draw:text-style-name="P2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8</text:page-count></text:span></text:p>
          </draw:text-box>
        </draw:frame>
        <draw:frame draw:style-name="gr2" draw:text-style-name="P3" draw:layer="layout" svg:width="6.546cm" svg:height="2.384cm" svg:x="20.054cm" svg:y="18.016cm">
          <draw:text-box>
            <text:p text:style-name="P3">ČVUT FEL</text:p>
            <text:p text:style-name="P3">Katedra Počítačů </text:p>
            <text:p text:style-name="P3"><text:page-number>&lt;number&gt;</text:page-number>/<text:page-count>8</text:page-count></text:p>
          </draw:text-box>
        </draw:frame>
        <draw:frame draw:style-name="gr5" draw:text-style-name="P4" draw:layer="layout" svg:width="18cm" svg:height="2.36cm" svg:x="0.4cm" svg:y="18.04cm">
          <draw:text-box>
            <text:p text:style-name="P4"><text:span text:style-name="T5">Dokončení projektu Migdb</text:span></text:p>
            <text:p text:style-name="P4"><text:span text:style-name="T5">Bc. Martin Lukeš</text:span></text:p>
            <text:p text:style-name="P4"><text:span text:style-name="T5">17.1.2015</text:span></text:p>
          </draw:text-box>
        </draw:frame>
        <draw:frame presentation:style-name="pr4" draw:text-style-name="P7" draw:layer="layout" svg:width="19.2cm" svg:height="1.86cm" svg:x="1.4cm" svg:y="1.34cm">
          <draw:text-box>
            <text:p text:style-name="P7"><text:span text:style-name="T6">Děkuji za pozornost</text:span></text:p>
          </draw:text-box>
        </draw:frame>
        <draw:frame presentation:style-name="pr6" draw:layer="layout" svg:width="21.481cm" svg:height="11.364cm" svg:x="1.6cm" svg:y="5.836cm" presentation:class="outline" presentation:user-transformed="true">
          <draw:text-box>
            <text:list text:style-name="L5">
              <text:list-item>
                <text:p>Popis a experimentální implementace dvou rozpoznávacích algoritmů</text:p>
              </text:list-item>
              <text:list-item>
                <text:p>Doimplementování ORM operací</text:p>
              </text:list-item>
              <text:list-item>
                <text:p>Otestování nové i staré funkcionality</text:p>
              </text:list-item>
              <text:list-item>
                <text:p>Definice Vzdálenosti modelů a Energie modelu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1-background" style:family="presentation">
      <style:graphic-properties draw:stroke="none" draw:fill="none"/>
      <style:text-properties style:letter-kerning="true"/>
    </style:style>
    <style:style style:name="temp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1-outline1" style:family="presentation">
      <style:graphic-properties draw:stroke="none" draw:fill="none" draw:auto-grow-height="false" draw:fit-to-size="shrink-to-fit">
        <text:list-style style:name="temp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outline2" style:family="presentation" style:parent-style-name="templ1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templ1-outline3" style:family="presentation" style:parent-style-name="templ1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templ1-outline4" style:family="presentation" style:parent-style-name="templ1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templ1-outline5" style:family="presentation" style:parent-style-name="templ1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6" style:family="presentation" style:parent-style-name="templ1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7" style:family="presentation" style:parent-style-name="templ1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8" style:family="presentation" style:parent-style-name="templ1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9" style:family="presentation" style:parent-style-name="templ1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subtitle" style:family="presentation">
      <style:graphic-properties draw:stroke="none" draw:fill="none" draw:textarea-vertical-align="middle">
        <text:list-style style:name="temp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title" style:family="presentation">
      <style:graphic-properties draw:stroke="none" draw:fill="none" draw:textarea-vertical-align="middle">
        <text:list-style style:name="temp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1-backgroundobjects">
      <style:graphic-properties draw:stroke="none" draw:fill="none" draw:fill-color="#ffffff" draw:auto-grow-height="false" fo:min-height="1.338cm"/>
    </style:style>
    <style:style style:name="Mpr8" style:family="presentation" style:parent-style-name="templ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3" draw:layer="backgroundobjects" svg:width="9.113cm" svg:height="1.484cm" svg:x="-0.113cm" svg:y="28.215cm" presentation:class="footer">
        <draw:text-box>
          <text:p text:style-name="MP3"><text:span text:style-name="MT2">Martin Lukeš <text:s text:c="2"/>2015</text:span></text:p>
          <text:p text:style-name="MP3"><text:span text:style-name="MT2">Dokončení projektu Migdb</text:span></text:p>
        </draw:text-box>
      </draw:frame>
      <draw:frame draw:style-name="Mgr2" draw:text-style-name="MP2" draw:layer="backgroundobjects" svg:width="9.113cm" svg:height="2.2cm" svg:x="11.487cm" svg:y="27.6cm" presentation:class="page-number">
        <draw:text-box>
          <text:p text:style-name="MP2"><text:span text:style-name="MT1">ČVUT FEL </text:span></text:p>
          <text:p text:style-name="MP2"><text:span text:style-name="MT2">Katedra</text:span><text:span text:style-name="MT1"> počítačů </text:span></text:p>
          <text:p text:style-name="MP2"><text:span text:style-name="MT2">&lt;number&gt;/</text:span><text:span text:style-name="MT2"><text:page-count>8</text:page-count></text:span></text:p>
        </draw:text-box>
      </draw:frame>
      <draw:page-thumbnail draw:layer="backgroundobjects" svg:width="18.999cm" svg:height="14.249cm" svg:x="1cm" svg:y="7.7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1" style:page-layout-name="PM1" draw:style-name="Mdp1">
      <draw:frame draw:style-name="Mgr3" draw:text-style-name="MP5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templ1-title" draw:layer="backgroundobjects" svg:width="19.763cm" svg:height="3.505cm" svg:x="1.4cm" svg:y="0.837cm" presentation:class="title" presentation:placeholder="true">
        <draw:text-box/>
      </draw:frame>
      <draw:frame presentation:style-name="templ1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1-title" draw:layer="backgroundobjects" svg:width="19.747cm" svg:height="11.136cm" svg:x="0.626cm" svg:y="2.257cm" presentation:class="page"/>
        <draw:frame presentation:style-name="templ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xie </meta:initial-creator>
    <meta:creation-date>2015-01-15T21:19:58</meta:creation-date>
    <dc:date>2015-01-17T12:40:10</dc:date>
    <dc:creator>woxie </dc:creator>
    <meta:editing-duration>PT14M32S</meta:editing-duration>
    <meta:editing-cycles>2</meta:editing-cycles>
    <meta:generator>LibreOffice/4.0.2.2$Linux_X86_64 LibreOffice_project/400m0$Build-2</meta:generator>
    <meta:document-statistic meta:object-count="107"/>
  </office:meta>
</office:document-meta>
</file>